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0000" fo:min-height="1.08cm"/>
    </style:style>
    <style:style style:name="gr2" style:family="graphic" style:parent-style-name="standard">
      <style:graphic-properties draw:stroke="none" svg:stroke-color="#000000" draw:fill="solid" draw:fill-color="#00ffff" fo:min-height="1.08cm"/>
    </style:style>
    <style:style style:name="gr3" style:family="graphic" style:parent-style-name="standard">
      <style:graphic-properties draw:stroke="none" svg:stroke-color="#000000" draw:fill="solid" draw:fill-color="#ff0000" fo:min-height="1.528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0000" fo:min-height="2.203cm"/>
    </style:style>
    <style:style style:name="gr7" style:family="graphic" style:parent-style-name="standard">
      <style:graphic-properties draw:stroke="none" svg:stroke-color="#000000" draw:fill="solid" draw:fill-color="#00ffff" fo:min-height="1.61cm"/>
    </style:style>
    <style:style style:name="gr8" style:family="graphic" style:parent-style-name="standard">
      <style:graphic-properties svg:stroke-width="0.152cm" svg:stroke-color="#333333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00ffff" fo:min-height="0.766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it repos</text:p>
          </draw:text-box>
        </draw:frame>
        <draw:frame draw:style-name="gr1" draw:text-style-name="P2" xml:id="id2" draw:id="id2" draw:layer="layout" svg:width="4.858cm" svg:height="1.352cm" svg:x="11.852cm" svg:y="18.206cm">
          <draw:text-box>
            <text:p text:style-name="P1"><text:span text:style-name="T1">bitbucket</text:span></text:p>
          </draw:text-box>
        </draw:frame>
        <draw:frame draw:style-name="gr2" draw:text-style-name="P2" xml:id="id1" draw:id="id1" draw:layer="layout" svg:width="5.564cm" svg:height="1.826cm" svg:x="11.454cm" svg:y="14.278cm">
          <draw:text-box>
            <text:p text:style-name="P1"><text:span text:style-name="T1">sitre PC</text:span></text:p>
            <text:p text:style-name="P1"><text:span text:style-name="T2">/work/triou/Livraison/.git</text:span></text:p>
          </draw:text-box>
        </draw:frame>
        <draw:frame draw:style-name="gr3" draw:text-style-name="P2" xml:id="id3" draw:id="id3" draw:layer="layout" svg:width="9.398cm" svg:height="1.826cm" svg:x="3.302cm" svg:y="10.668cm">
          <draw:text-box>
            <text:p text:style-name="P1"><text:span text:style-name="T1">dibona server</text:span></text:p>
            <text:p text:style-name="P1"><text:span text:style-name="T2">/users/dibona/admccase/git_workdir/trio_u/.git</text:span></text:p>
          </draw:text-box>
        </draw:frame>
        <draw:connector draw:style-name="gr4" draw:text-style-name="P1" draw:layer="layout" draw:type="line" svg:x1="14.236cm" svg:y1="16.104cm" svg:x2="14.281cm" svg:y2="18.206cm" draw:start-shape="id1" draw:start-glue-point="2" draw:end-shape="id2" draw:end-glue-point="0" svg:d="m14236 16104 45 2102" svg:viewBox="0 0 46 2103">
          <text:p/>
        </draw:connector>
        <draw:connector draw:style-name="gr5" draw:text-style-name="P1" draw:layer="layout" svg:x1="11.454cm" svg:y1="15.191cm" svg:x2="8.001cm" svg:y2="12.494cm" draw:start-shape="id1" draw:start-glue-point="3" draw:end-shape="id3" draw:end-glue-point="2" svg:d="m11454 15191h-3453v-2697" svg:viewBox="0 0 3454 2698">
          <text:p/>
        </draw:connector>
        <draw:frame draw:style-name="gr6" draw:text-style-name="P2" draw:layer="layout" svg:width="4.379cm" svg:height="2.453cm" svg:x="5.781cm" svg:y="1.524cm">
          <draw:text-box>
            <text:p text:style-name="P1"><text:span text:style-name="T1">Git Bare Repo</text:span></text:p>
          </draw:text-box>
        </draw:frame>
        <draw:frame draw:style-name="gr7" draw:text-style-name="P2" xml:id="id6" draw:id="id6" draw:layer="layout" svg:width="10.922cm" svg:height="1.86cm" svg:x="14.732cm" svg:y="10.689cm">
          <draw:text-box>
            <text:p text:style-name="P1"><text:span text:style-name="T1">dibona server</text:span></text:p>
            <text:p text:style-name="P1"><text:span text:style-name="T2">/users/dibona/admccase/git_workdir/shared/trio_u/.git</text:span></text:p>
          </draw:text-box>
        </draw:frame>
        <draw:frame draw:style-name="gr2" draw:text-style-name="P2" draw:layer="layout" svg:width="4.379cm" svg:height="2.453cm" svg:x="17.465cm" svg:y="1.611cm">
          <draw:text-box>
            <text:p text:style-name="P1"><text:span text:style-name="T1"><text:s/></text:span><text:span text:style-name="T1">Git Repo</text:span></text:p>
          </draw:text-box>
        </draw:frame>
        <draw:custom-shape draw:style-name="gr8" draw:text-style-name="P1" draw:layer="layout" svg:width="25.075cm" svg:height="9.473cm" svg:x="1.524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5.564cm" svg:height="1.826cm" svg:x="11.43cm" svg:y="8.08cm">
          <draw:text-box>
            <text:p text:style-name="P1"><text:span text:style-name="T1">other PCs</text:span></text:p>
            <text:p text:style-name="P1"><text:span text:style-name="T2">/.../.git</text:span></text:p>
          </draw:text-box>
        </draw:frame>
        <draw:frame draw:style-name="gr2" draw:text-style-name="P2" xml:id="id4" draw:id="id4" draw:layer="layout" svg:width="5.564cm" svg:height="1.826cm" svg:x="2.032cm" svg:y="17.986cm">
          <draw:text-box>
            <text:p text:style-name="P1"><text:span text:style-name="T1">other PCs</text:span></text:p>
            <text:p text:style-name="P1"><text:span text:style-name="T2">/.../.git</text:span></text:p>
          </draw:text-box>
        </draw:frame>
        <draw:connector draw:style-name="gr4" draw:text-style-name="P1" draw:layer="layout" draw:type="line" svg:x1="7.596cm" svg:y1="18.899cm" svg:x2="11.852cm" svg:y2="18.882cm" draw:start-shape="id4" draw:start-glue-point="1" draw:end-shape="id2" draw:end-glue-point="3" svg:d="m7596 18899 4256-17" svg:viewBox="0 0 4257 18">
          <text:p/>
        </draw:connector>
        <draw:connector draw:style-name="gr5" draw:text-style-name="P1" draw:layer="layout" svg:x1="16.994cm" svg:y1="8.993cm" svg:x2="20.193cm" svg:y2="10.689cm" draw:start-shape="id5" draw:start-glue-point="1" draw:end-shape="id6" svg:d="m16994 8993h3199v1696" svg:viewBox="0 0 3200 1697">
          <text:p/>
        </draw:connector>
        <draw:connector draw:style-name="gr5" draw:text-style-name="P1" draw:layer="layout" draw:type="lines" draw:line-skew="-1.175cm" svg:x1="8.001cm" svg:y1="10.668cm" svg:x2="11.43cm" svg:y2="8.993cm" draw:start-shape="id3" draw:start-glue-point="0" draw:end-shape="id5" draw:end-glue-point="3" svg:d="m8001 10668v-1675h2929 500" svg:viewBox="0 0 3430 1676">
          <text:p/>
        </draw:connector>
        <draw:connector draw:style-name="gr5" draw:text-style-name="P1" draw:layer="layout" svg:x1="20.193cm" svg:y1="12.549cm" svg:x2="17.018cm" svg:y2="15.191cm" draw:start-shape="id6" draw:start-glue-point="2" draw:end-shape="id1" draw:end-glue-point="1" svg:d="m20193 12549v2642h-3175" svg:viewBox="0 0 3176 2643">
          <text:p/>
        </draw:connector>
        <draw:frame draw:style-name="gr9" draw:text-style-name="P3" xml:id="id7" draw:id="id7" draw:layer="layout" svg:width="2.54cm" svg:height="1.038cm" svg:x="5.969cm" svg:y="4.804cm">
          <draw:text-box>
            <text:p text:style-name="P1"><text:span text:style-name="T3">push</text:span></text:p>
          </draw:text-box>
        </draw:frame>
        <draw:connector draw:style-name="gr5" draw:text-style-name="P1" draw:layer="layout" svg:x1="8.509cm" svg:y1="5.323cm" svg:x2="10.083cm" svg:y2="5.331cm" draw:start-shape="id7" draw:start-glue-point="1" svg:d="m8509 5323h1037v8h537" svg:viewBox="0 0 1575 9">
          <text:p/>
        </draw:connector>
        <draw:frame draw:style-name="gr9" draw:text-style-name="P3" xml:id="id8" draw:id="id8" draw:layer="layout" svg:width="2.54cm" svg:height="1.038cm" svg:x="17.386cm" svg:y="4.756cm">
          <draw:text-box>
            <text:p text:style-name="P1"><text:span text:style-name="T3">pull</text:span></text:p>
          </draw:text-box>
        </draw:frame>
        <draw:connector draw:style-name="gr5" draw:text-style-name="P1" draw:layer="layout" svg:x1="21.671cm" svg:y1="5.26cm" svg:x2="19.926cm" svg:y2="5.275cm" draw:end-shape="id8" draw:end-glue-point="1" svg:d="m21671 5260h-622v15h-1123" svg:viewBox="0 0 1746 16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it workdirs on sitre</text:p>
          </draw:text-box>
        </draw:frame>
        <draw:frame draw:style-name="gr1" draw:text-style-name="P2" xml:id="id10" draw:id="id10" draw:layer="layout" svg:width="4.858cm" svg:height="1.352cm" svg:x="11.852cm" svg:y="18.206cm">
          <draw:text-box>
            <text:p text:style-name="P1"><text:span text:style-name="T1">bitbucket</text:span></text:p>
          </draw:text-box>
        </draw:frame>
        <draw:frame draw:style-name="gr2" draw:text-style-name="P2" xml:id="id9" draw:id="id9" draw:layer="layout" svg:width="5.564cm" svg:height="1.826cm" svg:x="11.454cm" svg:y="14.278cm">
          <draw:text-box>
            <text:p text:style-name="P1"><text:span text:style-name="T1">sitre PC</text:span></text:p>
            <text:p text:style-name="P1"><text:span text:style-name="T2">/work/triou/Livraison/.git</text:span></text:p>
          </draw:text-box>
        </draw:frame>
        <draw:frame draw:style-name="gr3" draw:text-style-name="P2" xml:id="id11" draw:id="id11" draw:layer="layout" svg:width="9.398cm" svg:height="1.826cm" svg:x="3.302cm" svg:y="8.468cm">
          <draw:text-box>
            <text:p text:style-name="P1"><text:span text:style-name="T1">dibona server</text:span></text:p>
            <text:p text:style-name="P1"><text:span text:style-name="T2">/users/dibona/admccase/git_workdir/trio_u/.git</text:span></text:p>
          </draw:text-box>
        </draw:frame>
        <draw:connector draw:style-name="gr4" draw:text-style-name="P1" draw:layer="layout" draw:type="line" svg:x1="14.236cm" svg:y1="16.104cm" svg:x2="14.281cm" svg:y2="18.206cm" draw:start-shape="id9" draw:start-glue-point="2" draw:end-shape="id10" draw:end-glue-point="0" svg:d="m14236 16104 45 2102" svg:viewBox="0 0 46 2103">
          <text:p/>
        </draw:connector>
        <draw:connector draw:style-name="gr5" draw:text-style-name="P1" draw:layer="layout" svg:x1="11.454cm" svg:y1="15.191cm" svg:x2="8.001cm" svg:y2="10.294cm" draw:start-shape="id9" draw:start-glue-point="3" draw:end-shape="id11" draw:end-glue-point="2" svg:d="m11454 15191h-3453v-4897" svg:viewBox="0 0 3454 4898">
          <text:p/>
        </draw:connector>
        <draw:frame draw:style-name="gr7" draw:text-style-name="P2" xml:id="id13" draw:id="id13" draw:layer="layout" svg:width="10.922cm" svg:height="1.86cm" svg:x="14.732cm" svg:y="8.489cm">
          <draw:text-box>
            <text:p text:style-name="P1"><text:span text:style-name="T1">dibona server</text:span></text:p>
            <text:p text:style-name="P1"><text:span text:style-name="T2">/users/dibona/admccase/git_workdir/shared/trio_u/.git</text:span></text:p>
          </draw:text-box>
        </draw:frame>
        <draw:custom-shape draw:style-name="gr8" draw:text-style-name="P1" draw:layer="layout" svg:width="25.075cm" svg:height="9.473cm" svg:x="1.524cm" svg:y="7.6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2" draw:id="id12" draw:layer="layout" svg:width="5.564cm" svg:height="1.826cm" svg:x="2.032cm" svg:y="17.986cm">
          <draw:text-box>
            <text:p text:style-name="P1"><text:span text:style-name="T1">other PCs</text:span></text:p>
            <text:p text:style-name="P1"><text:span text:style-name="T2">/.../.git</text:span></text:p>
          </draw:text-box>
        </draw:frame>
        <draw:connector draw:style-name="gr4" draw:text-style-name="P1" draw:layer="layout" draw:type="line" svg:x1="7.596cm" svg:y1="18.899cm" svg:x2="11.852cm" svg:y2="18.882cm" draw:start-shape="id12" draw:start-glue-point="1" draw:end-shape="id10" draw:end-glue-point="3" svg:d="m7596 18899 4256-17" svg:viewBox="0 0 4257 18">
          <text:p/>
        </draw:connector>
        <draw:connector draw:style-name="gr5" draw:text-style-name="P1" draw:layer="layout" svg:x1="20.193cm" svg:y1="10.349cm" svg:x2="17.018cm" svg:y2="15.191cm" draw:start-shape="id13" draw:start-glue-point="2" draw:end-shape="id9" draw:end-glue-point="1" svg:d="m20193 10349v4842h-3175" svg:viewBox="0 0 3176 4843">
          <text:p/>
        </draw:connector>
        <draw:frame draw:style-name="gr9" draw:text-style-name="P3" xml:id="id14" draw:id="id14" draw:layer="layout" svg:width="2.54cm" svg:height="1.038cm" svg:x="5.969cm" svg:y="4.804cm">
          <draw:text-box>
            <text:p text:style-name="P1"><text:span text:style-name="T3">push</text:span></text:p>
          </draw:text-box>
        </draw:frame>
        <draw:connector draw:style-name="gr5" draw:text-style-name="P1" draw:layer="layout" svg:x1="8.509cm" svg:y1="5.323cm" svg:x2="10.083cm" svg:y2="5.331cm" draw:start-shape="id14" draw:start-glue-point="1" svg:d="m8509 5323h1037v8h537" svg:viewBox="0 0 1575 9">
          <text:p/>
        </draw:connector>
        <draw:frame draw:style-name="gr9" draw:text-style-name="P3" xml:id="id15" draw:id="id15" draw:layer="layout" svg:width="2.54cm" svg:height="1.038cm" svg:x="17.386cm" svg:y="4.756cm">
          <draw:text-box>
            <text:p text:style-name="P1"><text:span text:style-name="T3">pull</text:span></text:p>
          </draw:text-box>
        </draw:frame>
        <draw:connector draw:style-name="gr5" draw:text-style-name="P1" draw:layer="layout" svg:x1="21.671cm" svg:y1="5.26cm" svg:x2="19.926cm" svg:y2="5.275cm" draw:end-shape="id15" draw:end-glue-point="1" svg:d="m21671 5260h-622v15h-1123" svg:viewBox="0 0 1746 16">
          <text:p/>
        </draw:connector>
        <draw:frame draw:style-name="gr2" draw:text-style-name="P2" draw:layer="layout" svg:width="5.564cm" svg:height="2.3cm" svg:x="11.454cm" svg:y="11.67cm">
          <draw:text-box>
            <text:p text:style-name="P1"><text:span text:style-name="T1">sitre PC</text:span></text:p>
            <text:p text:style-name="P1"><text:span text:style-name="T2">/work/triou/git/XXX</text:span></text:p>
            <text:p text:style-name="P1"><text:span text:style-name="T2">/work/triou/git/Integra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2T11:03:16</meta:creation-date>
    <dc:date>2013-08-22T11:25:53</dc:date>
    <meta:editing-duration>P0D</meta:editing-duration>
    <meta:editing-cycles>2</meta:editing-cycles>
    <meta:generator>LibreOffice/3.6$Linux_X86_64 LibreOffice_project/360m1$Build-2</meta:generator>
    <meta:document-statistic meta:object-count="61"/>
  </office:meta>
</office:document-meta>
</file>